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df391"/>
    </style:style>
    <style:style style:name="P2" style:family="paragraph" style:parent-style-name="Standard">
      <style:text-properties officeooo:rsid="000c10d8" officeooo:paragraph-rsid="000df391"/>
    </style:style>
    <style:style style:name="P3" style:family="paragraph" style:parent-style-name="Standard">
      <style:text-properties officeooo:paragraph-rsid="000dfcb2"/>
    </style:style>
    <style:style style:name="P4" style:family="paragraph" style:parent-style-name="Standard">
      <style:text-properties officeooo:paragraph-rsid="0011bdd6"/>
    </style:style>
    <style:style style:name="P5" style:family="paragraph" style:parent-style-name="Standard">
      <style:text-properties officeooo:paragraph-rsid="00134bd3"/>
    </style:style>
    <style:style style:name="P6" style:family="paragraph" style:parent-style-name="Standard">
      <style:text-properties officeooo:paragraph-rsid="0018c1fa"/>
    </style:style>
    <style:style style:name="P7" style:family="paragraph" style:parent-style-name="Standard">
      <style:text-properties officeooo:rsid="00182f21" officeooo:paragraph-rsid="0018c1fa"/>
    </style:style>
    <style:style style:name="T1" style:family="text">
      <style:text-properties officeooo:rsid="000c10d8"/>
    </style:style>
    <style:style style:name="T2" style:family="text">
      <style:text-properties officeooo:rsid="000df391"/>
    </style:style>
    <style:style style:name="T3" style:family="text">
      <style:text-properties officeooo:rsid="00139f29"/>
    </style:style>
    <style:style style:name="T4" style:family="text">
      <style:text-properties officeooo:rsid="000dfcb2"/>
    </style:style>
    <style:style style:name="T5" style:family="text">
      <style:text-properties officeooo:rsid="000eb7cd"/>
    </style:style>
    <style:style style:name="T6" style:family="text">
      <style:text-properties officeooo:rsid="000edc8f"/>
    </style:style>
    <style:style style:name="T7" style:family="text">
      <style:text-properties officeooo:rsid="00109ebf"/>
    </style:style>
    <style:style style:name="T8" style:family="text">
      <style:text-properties officeooo:rsid="0011bdd6"/>
    </style:style>
    <style:style style:name="T9" style:family="text">
      <style:text-properties officeooo:rsid="001287de"/>
    </style:style>
    <style:style style:name="T10" style:family="text">
      <style:text-properties officeooo:rsid="00134bd3"/>
    </style:style>
    <style:style style:name="T11" style:family="text">
      <style:text-properties officeooo:rsid="0013af90"/>
    </style:style>
    <style:style style:name="T12" style:family="text">
      <style:text-properties officeooo:rsid="0014a95f"/>
    </style:style>
    <style:style style:name="T13" style:family="text">
      <style:text-properties officeooo:rsid="001569ab"/>
    </style:style>
    <style:style style:name="T14" style:family="text">
      <style:text-properties officeooo:rsid="0016fcca"/>
    </style:style>
    <style:style style:name="T15" style:family="text">
      <style:text-properties officeooo:rsid="00364cb7"/>
    </style:style>
    <style:style style:name="T16" style:family="text">
      <style:text-properties officeooo:rsid="0036d2a3"/>
    </style:style>
    <style:style style:name="T17" style:family="text">
      <style:text-properties officeooo:rsid="001a00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-1<text:tab/>2. 11 <text:tab/>3.a=5b=-4c=6</text:p>
      <text:p text:style-name="P1"><text:span text:style-name="T1">4.</text:span><text:span text:style-name="T2">14/</text:span><text:span text:style-name="T5">13/13</text:span><text:span text:style-name="T2"><text:tab/>5.14 13 13<text:tab/>6. </text:span><text:span text:style-name="T3">x =</text:span><text:span text:style-name="T2">true </text:span><text:span text:style-name="T3">y=</text:span><text:span text:style-name="T2">36<text:tab/>7. n=69 ch=D<text:tab/></text:span><text:span text:style-name="T4">8.20</text:span><text:span text:style-name="T2"><text:tab/></text:span><text:span text:style-name="T4">9</text:span><text:span text:style-name="T2">.2/</text:span><text:span text:style-name="T5">3</text:span><text:span text:style-name="T2"><text:tab/></text:span><text:span text:style-name="T4">10. true</text:span></text:p>
      <text:p text:style-name="P3"><text:span text:style-name="T5">1</text:span><text:span text:style-name="T4">1.class-j,instance-k,local-p,n<text:tab/>12.</text:span><text:span text:style-name="T5">p=9/p=7/p=5/p=3/p=1<text:tab/><text:tab/><text:tab/><text:tab/><text:tab/><text:tab/></text:span></text:p>
      <text:p text:style-name="P4"><text:span text:style-name="T6">1</text:span><text:span text:style-name="T7">4</text:span><text:span text:style-name="T6">.four 42/Four 6/6<text:tab/></text:span><text:span text:style-name="T7">15.m=6/n=14<text:tab/>16.long<text:tab/></text:span><text:span text:style-name="T8">17.50.0<text:tab/>18.the value of a,b,c are :5611</text:span></text:p>
      <text:p text:style-name="P4"><text:span text:style-name="T8">a=4=6c=10<text:tab/>19.final double pi=3.142;<text:tab/>20.201<text:tab/><text:tab/>21.-1<text:tab/>22.7 6 1<text:tab/>23.3 /4<text:tab/><text:tab/></text:span><text:span text:style-name="T9">24.3 4</text:span></text:p>
      <text:p text:style-name="P5"><text:span text:style-name="T10">25.3/20/100<text:tab/>26.eight35/six6<text:tab/>27.</text:span><text:span text:style-name="T11">5<text:tab/>28.4<text:tab/></text:span><text:span text:style-name="T12">29.4 / Answer31<text:tab/>30.6<text:tab/>11</text:span></text:p>
      <text:p text:style-name="P6"><text:span text:style-name="T12">31.21<text:tab/>32.tiny<text:tab/><text:tab/>33.slipstream /slip slipstream<text:tab/><text:tab/>34.</text:span><text:span text:style-name="T13">1/1/2/1/2/3<text:tab/><text:tab/>35.-7<text:tab/></text:span><text:span text:style-name="T14">36.420 37.</text:span><text:span text:style-name="T15">5/16/8/</text:span><text:span text:style-name="T16">4/2/1<text:tab/></text:span><text:span text:style-name="T17">39.a)infinite loop <text:s text:c="2"/>b)5 times<text:tab/><text:tab/>40)a)x=1/x=0 <text:s/>b)x=2/x=0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B </meta:initial-creator>
    <meta:creation-date>2015-02-20T09:20:11</meta:creation-date>
    <dc:date>2015-03-03T20:02:50</dc:date>
    <dc:creator>LAB </dc:creator>
    <meta:editing-duration>PT1H10M41S</meta:editing-duration>
    <meta:editing-cycles>11</meta:editing-cycles>
    <meta:generator>LibreOffice/4.0.2.2$Linux_x86 LibreOffice_project/400m0$Build-2</meta:generator>
    <meta:document-statistic meta:table-count="0" meta:image-count="0" meta:object-count="0" meta:page-count="1" meta:paragraph-count="7" meta:word-count="71" meta:character-count="516" meta:non-whitespace-character-count="436"/>
  </office:meta>
</office:document-meta>
</file>